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DefinitionImpl.getNodeTypeNames( NodeType [ ] nt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odeDefinitionImpl.QNodeDefinitionImpl( NodeDefinition nodeDef , NamePath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